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2000000E000000DD000000DDD0BCE483.svm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</office:automatic-styles>
  <office:body>
    <office:presentation>
      <draw:page draw:name="page1" draw:style-name="dp1" draw:master-page-name="Default">
        <draw:frame draw:style-name="gr1" draw:layer="layout" svg:width="21.967cm" svg:height="6.987cm" svg:x="0.003cm" svg:y="0.003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2cm" fo:page-height="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2.862cm" svg:x="1cm" svg:y="4.841cm" draw:page-number="1"/>
      <draw:page-thumbnail draw:layer="backgroundobjects" svg:width="8.999cm" svg:height="2.862cm" svg:x="1cm" svg:y="13.417cm"/>
      <draw:page-thumbnail draw:layer="backgroundobjects" svg:width="8.999cm" svg:height="2.862cm" svg:x="1cm" svg:y="21.993cm"/>
      <draw:page-thumbnail draw:layer="backgroundobjects" svg:width="8.999cm" svg:height="2.862cm" svg:x="11cm" svg:y="4.841cm"/>
      <draw:page-thumbnail draw:layer="backgroundobjects" svg:width="8.999cm" svg:height="2.862cm" svg:x="11cm" svg:y="13.417cm"/>
      <draw:page-thumbnail draw:layer="backgroundobjects" svg:width="8.999cm" svg:height="2.862cm" svg:x="11cm" svg:y="21.993cm"/>
    </style:handout-master>
    <style:master-page style:name="Default" style:page-layout-name="PM1" draw:style-name="Mdp1">
      <draw:frame presentation:style-name="Default-title" draw:layer="backgroundobjects" svg:width="19.798cm" svg:height="1.168cm" svg:x="1.099cm" svg:y="0.278cm" presentation:class="title" presentation:placeholder="true">
        <draw:text-box/>
      </draw:frame>
      <draw:frame presentation:style-name="Default-outline1" draw:layer="backgroundobjects" svg:width="19.798cm" svg:height="4.619cm" svg:x="1.099cm" svg:y="-2.701cm" presentation:class="outline" presentation:placeholder="true">
        <draw:text-box/>
      </draw:frame>
      <draw:frame presentation:style-name="Mpr1" draw:text-style-name="MP1" draw:layer="backgroundobjects" svg:width="5.124cm" svg:height="0.482cm" svg:x="1.099cm" svg:y="6.3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972cm" svg:height="0.482cm" svg:x="7.523cm" svg:y="6.37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124cm" svg:height="0.482cm" svg:x="15.773cm" svg:y="6.37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7-07T17:30:14.59</meta:creation-date>
    <meta:editing-duration>PT01H48M13S</meta:editing-duration>
    <meta:editing-cycles>10</meta:editing-cycles>
    <dc:date>2009-07-23T22:53:10.31</dc:date>
    <meta:generator>OpenOffice.org/3.1$Win32 OpenOffice.org_project/310m11$Build-9399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connect-bars="fals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80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>
        <chart:symbol-image xlink:href="Pictures/2000000E000000DD000000DDD0BCE483.svm" xlink:type="simple" xlink:actuate="onLoad"/>
      </style:chart-properties>
      <style:graphic-properties svg:stroke-width="0.03cm" svg:stroke-color="#00cccc" svg:stroke-opacity="100%" draw:fill-color="#00cccc" draw:opacity="100%"/>
      <style:text-properties fo:font-size="6pt" style:font-size-asian="6pt" style:font-size-complex="6pt"/>
    </style:style>
    <style:style style:name="ch11" style:family="chart">
      <style:chart-properties chart:symbol-type="none"/>
      <style:graphic-properties svg:stroke-width="0.03cm" svg:stroke-color="#ff3333" draw:fill-color="#ff3333"/>
      <style:text-properties fo:font-size="6pt" style:font-size-asian="6pt" style:font-size-complex="6pt"/>
    </style:style>
    <style:style style:name="ch12" style:family="chart">
      <style:graphic-properties draw:stroke="solid" draw:stroke-dash="Ultrafine_20_Dashe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1.968cm" svg:height="6.988cm" chart:class="chart:line" chart:style-name="ch1">
        <chart:title svg:x="7.121cm" svg:y="0.14cm" chart:style-name="ch2">
          <text:p>FPS Durante Navegação (ATI HD 4850)</text:p>
        </chart:title>
        <chart:legend chart:legend-position="start" svg:x="16.741cm" svg:y="2.207cm" chart:style-name="ch3"/>
        <chart:plot-area chart:style-name="ch4" chart:data-source-has-labels="both" svg:x="0.675cm" svg:y="0.78cm" svg:width="15.556cm" svg:height="5.989cm">
          <chart:axis chart:dimension="x" chart:name="primary-x" chart:style-name="ch5">
            <chart:title svg:x="8.182cm" svg:y="6.231cm" chart:style-name="ch6">
              <text:p>Frame</text:p>
            </chart:title>
            <chart:categories table:cell-range-address="local-table.$A$2:.$A$301"/>
          </chart:axis>
          <chart:axis chart:dimension="y" chart:name="primary-y" chart:style-name="ch7">
            <chart:title svg:x="0.437cm" svg:y="5.354cm" chart:style-name="ch8">
              <text:p>Frames por segundo</text:p>
            </chart:title>
            <chart:grid chart:style-name="ch9" chart:class="major"/>
          </chart:axis>
          <chart:series chart:style-name="ch10" chart:values-cell-range-address="local-table.$B$2:.$B$301" chart:label-cell-address="local-table.$B$1" chart:class="chart:line">
            <chart:data-point chart:repeated="300"/>
          </chart:series>
          <chart:series chart:style-name="ch11" chart:values-cell-range-address="local-table.$C$2:.$C$301" chart:label-cell-address="local-table.$C$1" chart:class="chart:line">
            <chart:data-point chart:repeated="3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(Multi Thread,       Alfa = 0)</text:p>
              </table:table-cell>
              <table:table-cell office:value-type="string">
                <text:p>GPU + CPU (Multi Thread, Alfa = 0.5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">
                <text:p>5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">
                <text:p>5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">
                <text:p>5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1">
                <text:p>6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2">
                <text:p>5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9">
                <text:p>5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4">
                <text:p>6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8">
                <text:p>5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2">
                <text:p>7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4">
                <text:p>5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2">
                <text:p>6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6">
                <text:p>5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">
                <text:p>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">
                <text:p>5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7">
                <text:p>4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5">
                <text:p>5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4">
                <text:p>6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8">
                <text:p>4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1">
                <text:p>6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1">
                <text:p>5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5">
                <text:p>6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3">
                <text:p>5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8">
                <text:p>5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">
                <text:p>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1">
                <text:p>5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3">
                <text:p>5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5">
                <text:p>4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2">
                <text:p>6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5">
                <text:p>5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2">
                <text:p>5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1">
                <text:p>5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9">
                <text:p>5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7">
                <text:p>4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2">
                <text:p>5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7">
                <text:p>5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9">
                <text:p>5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1">
                <text:p>5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